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Consolas" svg:font-family="Consolas" style:font-family-generic="roman"/>
    <style:font-face style:name="Tahoma" svg:font-family="Tahoma" style:font-family-generic="swiss"/>
    <style:font-face style:name="Consolas2" svg:font-family="Consolas" style:font-family-generic="roman" style:font-pitch="fixed"/>
    <style:font-face style:name="Consolas3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f086" officeooo:paragraph-rsid="0017f086"/>
    </style:style>
    <style:style style:name="P2" style:family="paragraph" style:parent-style-name="Standard">
      <style:text-properties fo:color="#000000" style:font-name="Consolas" fo:font-size="9.5pt" style:font-size-asian="9.5pt"/>
    </style:style>
    <style:style style:name="P3" style:family="paragraph" style:parent-style-name="Standard">
      <style:text-properties officeooo:rsid="00189dda" officeooo:paragraph-rsid="00189dda"/>
    </style:style>
    <style:style style:name="P4" style:family="paragraph" style:parent-style-name="Standard">
      <style:text-properties officeooo:rsid="0018e9ef" officeooo:paragraph-rsid="00189dda"/>
    </style:style>
    <style:style style:name="P5" style:family="paragraph" style:parent-style-name="Standard">
      <style:text-properties officeooo:rsid="0018e9ef" officeooo:paragraph-rsid="0018e9ef"/>
    </style:style>
    <style:style style:name="P6" style:family="paragraph" style:parent-style-name="Standard">
      <style:text-properties officeooo:rsid="001967f6" officeooo:paragraph-rsid="0018e9ef"/>
    </style:style>
    <style:style style:name="P7" style:family="paragraph" style:parent-style-name="Standard">
      <style:text-properties officeooo:rsid="001967f6" officeooo:paragraph-rsid="001967f6"/>
    </style:style>
    <style:style style:name="P8" style:family="paragraph" style:parent-style-name="Standard">
      <style:text-properties officeooo:rsid="001b1684" officeooo:paragraph-rsid="001b1684"/>
    </style:style>
    <style:style style:name="P9" style:family="paragraph" style:parent-style-name="Standard">
      <style:text-properties officeooo:rsid="001b3fde" officeooo:paragraph-rsid="001b1684"/>
    </style:style>
    <style:style style:name="P10" style:family="paragraph">
      <style:text-properties style:font-name="Consolas2" fo:font-size="9.5pt"/>
    </style:style>
    <style:style style:name="P11" style:family="paragraph">
      <style:text-properties fo:color="#000000" style:font-name="Consolas2" fo:font-size="9.5pt"/>
    </style:style>
    <style:style style:name="P12" style:family="paragraph">
      <style:text-properties style:font-name="F" fo:font-size="12pt"/>
    </style:style>
    <style:style style:name="P13" style:family="paragraph">
      <style:paragraph-properties style:text-autospace="none"/>
      <style:text-properties style:font-name="F" fo:font-size="12pt"/>
    </style:style>
    <style:style style:name="P14" style:family="paragraph">
      <style:paragraph-properties style:text-autospace="none"/>
      <style:text-properties style:font-name="Consolas3" fo:font-size="9.5pt" style:font-name-asian="Consolas3" style:font-size-asian="9.5pt" style:font-name-complex="Consolas3" style:font-size-complex="9.5pt"/>
    </style:style>
    <style:style style:name="T1" style:family="text">
      <style:text-properties style:font-name="Consolas" fo:font-size="9.5pt" style:font-size-asian="9.5pt"/>
    </style:style>
    <style:style style:name="T2" style:family="text">
      <style:text-properties fo:color="#008000" style:font-name="Consolas" fo:font-size="9.5pt" style:font-size-asian="9.5pt"/>
    </style:style>
    <style:style style:name="T3" style:family="text">
      <style:text-properties fo:color="#000000" style:font-name="Consolas" fo:font-size="9.5pt" style:font-size-asian="9.5pt"/>
    </style:style>
    <style:style style:name="T4" style:family="text">
      <style:text-properties fo:color="#000000" style:font-name="Consolas" fo:font-size="9.5pt" officeooo:rsid="001b1684" style:font-size-asian="9.5pt"/>
    </style:style>
    <style:style style:name="T5" style:family="text">
      <style:text-properties fo:color="#0000ff" style:font-name="Consolas" fo:font-size="9.5pt" style:font-size-asian="9.5pt"/>
    </style:style>
    <style:style style:name="T6" style:family="text">
      <style:text-properties fo:color="#a31515" style:font-name="Consolas" fo:font-size="9.5pt" style:font-size-asian="9.5pt"/>
    </style:style>
    <style:style style:name="T7" style:family="text">
      <style:text-properties officeooo:rsid="001c9dbf"/>
    </style:style>
    <style:style style:name="T8" style:family="text">
      <style:text-properties fo:color="#008000" style:font-name="Consolas2" fo:font-size="9.5pt"/>
    </style:style>
    <style:style style:name="T9" style:family="text">
      <style:text-properties fo:color="#000000" style:font-name="Consolas2" fo:font-size="9.5pt"/>
    </style:style>
    <style:style style:name="T10" style:family="text">
      <style:text-properties fo:color="#0000ff" style:font-name="Consolas2" fo:font-size="9.5pt"/>
    </style:style>
    <style:style style:name="T11" style:family="text">
      <style:text-properties fo:color="#a31515" style:font-name="Consolas2" fo:font-size="9.5pt"/>
    </style:style>
    <style:style style:name="T12" style:family="text">
      <style:text-properties fo:color="#0000ff" style:font-name="Consolas3" fo:font-size="9.5pt" style:font-name-asian="Consolas3" style:font-size-asian="9.5pt" style:font-name-complex="Consolas3" style:font-size-complex="9.5pt"/>
    </style:style>
    <style:style style:name="T13" style:family="text">
      <style:text-properties style:font-name="Consolas3" fo:font-size="9.5pt" style:font-name-asian="Consolas3" style:font-size-asian="9.5pt" style:font-name-complex="Consolas3" style:font-size-complex="9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solid" draw:fill-color="#eeeeee" fo:min-height="6.853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eeeeee" fo:min-height="2.17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eeeee" fo:min-height="2.963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winCAT3 code that has been developed has been done in a way which allows it to easily work with the SOEM library as well. This means a few small adapter funcionalities have been added so that both SOEM and TwinCAT3 can work with the same source files.</text:p>
      <text:p text:style-name="P1"/>
      <text:p text:style-name="P3">The SOEM implementation uses seperate structures to access data on slave devices. For the wago stepper motors there is an array of struct wago_stepper_t. This array represents a single input or output area for the steppers motors (the input and output areas share the same layout).</text:p>
      <text:p text:style-name="P3">In code there is a 3x2 array which represents the 3 wago stepper devices input and output layouts. Currently index 0 represents output and index 1 represents input (1 looks like i, 0 looks like o :D). There is a #define of WAGO_OUTPUT_SPACE and WAGO_INPUT_SPACE which are 0 and 1 respectively.</text:p>
      <text:p text:style-name="P3"/>
      <text:p text:style-name="P3">These structures are actually pointers to the io spaces. Each element needs to receive the correct memory address for access to the respective device io space. This means the m_Inputs data area needs to be connected to the struct wago_steppers_t array correctly. This is why the SetObjState PS method contains the following.</text:p>
      <text:p text:style-name="P3"><draw:frame text:anchor-type="paragraph" draw:z-index="0" draw:style-name="gr1" draw:text-style-name="P10" svg:width="10.399cm" svg:height="11.11cm" svg:x="0.166cm" svg:y="0.293cm"><draw:text-box><text:p text:style-name="P10">HRESULT CModule1::SetObjStatePS(PTComInitDataHdr pInitData)</text:p><text:p text:style-name="P10">{</text:p><text:p text:style-name="P10"><text:tab/>m_Trace.Log(tlVerbose, FENTERA);</text:p><text:p text:style-name="P10"><text:tab/>HRESULT hr = S_OK;</text:p><text:p text:style-name="P10"><text:tab/>IMPLEMENT_ITCOMOBJECT_EVALUATE_INITDATA(pInitData);</text:p><text:p text:style-name="P10"/><text:p text:style-name="P10"><text:tab/><text:span text:style-name="T8">// TODO: Add initialization code</text:span></text:p><text:p text:style-name="P11"/><text:p text:style-name="P10"><text:span text:style-name="T9"><text:tab/></text:span><text:span text:style-name="T9">wago_steppers[0][WAGO_INPUT_SPACE] = (</text:span><text:span text:style-name="T10">struct</text:span><text:span text:style-name="T9"> wago_stepper_t*) &amp;(m_Inputs.wago_stepper_inputs0);</text:span></text:p><text:p text:style-name="P10"><text:span text:style-name="T9"><text:tab/></text:span><text:span text:style-name="T9">wago_steppers[1][WAGO_INPUT_SPACE] = (</text:span><text:span text:style-name="T10">struct</text:span><text:span text:style-name="T9"> wago_stepper_t*) &amp;(m_Inputs.wago_stepper_inputs1);</text:span></text:p><text:p text:style-name="P10"><text:span text:style-name="T9"><text:tab/></text:span><text:span text:style-name="T9">wago_steppers[2][WAGO_INPUT_SPACE] = (</text:span><text:span text:style-name="T10">struct</text:span><text:span text:style-name="T9"> wago_stepper_t*) &amp;(m_Inputs.wago_stepper_inputs2);</text:span></text:p><text:p text:style-name="P12"/><text:p text:style-name="P11"/><text:p text:style-name="P10"><text:span text:style-name="T9"><text:tab/></text:span><text:span text:style-name="T9">wago_steppers[0][WAGO_OUTPUT_SPACE] = (</text:span><text:span text:style-name="T10">struct</text:span><text:span text:style-name="T9"> wago_stepper_t*) &amp;(m_Outputs.wago_stepper_outputs0);</text:span></text:p><text:p text:style-name="P10"><text:span text:style-name="T9"><text:tab/></text:span><text:span text:style-name="T9">wago_steppers[1][WAGO_OUTPUT_SPACE] = (</text:span><text:span text:style-name="T10">struct</text:span><text:span text:style-name="T9"> wago_stepper_t*) &amp;(m_Outputs.wago_stepper_outputs1);</text:span></text:p><text:p text:style-name="P10"><text:span text:style-name="T9"><text:tab/></text:span><text:span text:style-name="T9">wago_steppers[2][WAGO_OUTPUT_SPACE] = (</text:span><text:span text:style-name="T10">struct</text:span><text:span text:style-name="T9"> wago_stepper_t*) &amp;(m_Outputs.wago_stepper_outputs2);</text:span></text:p><text:p text:style-name="P11"/><text:p text:style-name="P10"><text:span text:style-name="T9"><text:tab/></text:span><text:span text:style-name="T9">m_Trace.Log(tlVerbose, FLEAVEA </text:span><text:span text:style-name="T11">"hr=0x%08x"</text:span><text:span text:style-name="T9">, hr);</text:span></text:p><text:p text:style-name="P10"><text:span text:style-name="T9"><text:tab/></text:span><text:span text:style-name="T10">return</text:span><text:span text:style-name="T9"> hr;</text:span></text:p><text:p text:style-name="P11">}</text:p></draw:text-box></draw:frame>At the time of writing, the other devices have not yet been set up in the TwinCAT3 software. They will need to be connected similarly.</text:p>
      <text:p text:style-name="P4"/>
      <text:p text:style-name="P5">The cyclic function currently displays a message in the TwinCAT3 ErrorList window when the sick laser state changes. It also calls the state_machine function which updates the state of i/o's and the state machine controlling the wago stepper motors.</text:p>
      <text:p text:style-name="P5"/>
      <text:p text:style-name="P5"><text:span text:style-name="T1">HRESULT CModule1::CycleUpdate(ITcTask* ipTask, ITcUnknown* ipCaller, ULONG_PTR context)</text:span></text:p>
      <text:p text:style-name="Standard"><text:span text:style-name="T1">{</text:span></text:p>
      <text:p text:style-name="Standard"><text:span text:style-name="T1"><text:tab/>HRESULT hr = S_OK;</text:span></text:p>
      <text:p text:style-name="Standard"><text:span text:style-name="T1"><text:tab/></text:span><text:span text:style-name="T5">static</text:span><text:span text:style-name="T3"> uint8_t current_sick;</text:span></text:p>
      <text:p text:style-name="Standard"><text:span text:style-name="T3"><text:tab/></text:span><text:span text:style-name="T5">static</text:span><text:span text:style-name="T3"> uint8_t last_sick = 0;</text:span></text:p>
      <text:p text:style-name="P2"/>
      <text:p text:style-name="Standard"><text:span text:style-name="T3"><text:tab/></text:span><text:span text:style-name="T2">/* notify about changes to state of sick sensors */</text:span></text:p>
      <text:p text:style-name="Standard"><text:soft-page-break/><text:span text:style-name="T3"><text:tab/>current_sick = m_Inputs.EK1002_BITS;</text:span></text:p>
      <text:p text:style-name="Standard"><text:span text:style-name="T3"><text:tab/></text:span></text:p>
      <text:p text:style-name="Standard"><text:span text:style-name="T3"><text:tab/></text:span><text:span text:style-name="T5">if</text:span><text:span text:style-name="T3"> (current_sick != last_sick)</text:span></text:p>
      <text:p text:style-name="Standard"><text:span text:style-name="T3"><text:tab/><text:tab/>printf(</text:span><text:span text:style-name="T6">"sick: changed to %x from %x\n"</text:span><text:span text:style-name="T3">, current_sick, last_sick);</text:span></text:p>
      <text:p text:style-name="Standard"><text:span text:style-name="T3"><text:tab/>last_sick = current_sick;</text:span></text:p>
      <text:p text:style-name="Standard"><text:span text:style-name="T2"/></text:p>
      <text:p text:style-name="Standard"><text:span text:style-name="T3"><text:tab/>state_machine();</text:span></text:p>
      <text:p text:style-name="P2"/>
      <text:p text:style-name="Standard"><text:span text:style-name="T3"><text:tab/></text:span><text:span text:style-name="T5">return</text:span><text:span text:style-name="T3"> hr;</text:span></text:p>
      <text:p text:style-name="Standard"><text:span text:style-name="T3">}</text:span></text:p>
      <text:p text:style-name="P6"/>
      <text:p text:style-name="P7">A printf function needs to be created so that debug messages can be done the same way on both SOEM and TwinCAT3. <text:span text:style-name="T7">This has been added to the main module class as m_Trace is by default only available from the class. </text:span></text:p>
      <text:p text:style-name="Text_20_body"><draw:frame text:anchor-type="paragraph" draw:z-index="1" draw:style-name="gr2" draw:text-style-name="P10" svg:width="8.097cm" svg:height="3.543cm" svg:x="0.086cm" svg:y="0.083cm"><draw:text-box><text:p text:style-name="P10"><text:span text:style-name="T10">void</text:span><text:span text:style-name="T9"> printf(</text:span><text:span text:style-name="T10">const</text:span><text:span text:style-name="T9"> </text:span><text:span text:style-name="T10">char</text:span><text:span text:style-name="T9"> *fmt, ...)</text:span></text:p><text:p text:style-name="P11">{</text:p><text:p text:style-name="P11"><text:tab/>va_list args;</text:p><text:p text:style-name="P11"><text:tab/>va_start(args, fmt);</text:p><text:p text:style-name="P11"/><text:p text:style-name="P11"><text:tab/>m_Trace.LogV((PCHAR) fmt, args);</text:p><text:p text:style-name="P11"/><text:p text:style-name="P11"><text:tab/>va_end(args);</text:p><text:p text:style-name="P11">}</text:p></draw:text-box></draw:frame>To make this function work correctly the m_Trace.LogV method needs to exist (The existing m_Trace.Log is not suitable for calling through another function).<text:span text:style-name="T4"><text:line-break/></text:span></text:p>
      <text:p text:style-name="Text_20_body"><draw:frame text:anchor-type="paragraph" draw:z-index="2" draw:style-name="gr3" draw:text-style-name="P13" svg:width="12.833cm" svg:height="3.543cm" svg:x="0.351cm" svg:y="2.205cm"><draw:text-box><text:p text:style-name="P13"><text:span text:style-name="T12">void</text:span><text:span text:style-name="T13"> LogV(PCHAR szFormat, va_list pArgs)</text:span></text:p><text:p text:style-name="P14">{</text:p><text:p text:style-name="P13"><text:span text:style-name="T13"><text:tab/></text:span><text:span text:style-name="T12">if</text:span><text:span text:style-name="T13"> (m_spSrv != NULL)</text:span></text:p><text:p text:style-name="P14"><text:tab/>{</text:p><text:p text:style-name="P14"><text:tab/><text:tab/>DWORD msgCtrlMask = ADSLOG_MSGTYPE_STRING;</text:p><text:p text:style-name="P14"><text:tab/><text:tab/><text:tab/></text:p><text:p text:style-name="P14"><text:tab/><text:tab/>m_spSrv-&gt;TcReportLogV( msgCtrlMask, szFormat, pArgs );</text:p><text:p text:style-name="P14"><text:tab/>}</text:p><text:p text:style-name="P14">}</text:p></draw:text-box></draw:frame>m_Trace is an instance of Cctrace. Cctrace is defined in TcInterfaces.h. I'm not sure where this file is, you can get to it in visual studio by right clicking any m_Trace.Log call and clicking goto declaration. Then right click on Cctrace and click open declaration. The following method needs to be added: </text:p>
      <text:p text:style-name="P9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Consolas" svg:font-family="Consolas" style:font-family-generic="roman"/>
    <style:font-face style:name="Tahoma" svg:font-family="Tahoma" style:font-family-generic="swiss"/>
    <style:font-face style:name="Consolas2" svg:font-family="Consolas" style:font-family-generic="roman" style:font-pitch="fixed"/>
    <style:font-face style:name="Consolas3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5S</meta:editing-duration>
    <meta:editing-cycles>10</meta:editing-cycles>
    <meta:generator>LibreOffice/4.1.4.2$Windows_x86 LibreOffice_project/0a0440ccc0227ad9829de5f46be37cfb6edcf72</meta:generator>
    <dc:date>2014-02-10T11:44:28.919000000</dc:date>
    <meta:document-statistic meta:table-count="0" meta:image-count="0" meta:object-count="0" meta:page-count="2" meta:paragraph-count="23" meta:word-count="429" meta:character-count="2624" meta:non-whitespace-character-count="2202"/>
    <meta:user-defined meta:name="Info 1"/>
    <meta:user-defined meta:name="Info 2"/>
    <meta:user-defined meta:name="Info 3"/>
    <meta:user-defined meta:name="Info 4"/>
  </office:meta>
</office:document-meta>
</file>